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itle">
      <style:text-properties officeooo:rsid="0016a275" officeooo:paragraph-rsid="0016a275"/>
    </style:style>
    <style:style style:name="P2" style:family="paragraph" style:parent-style-name="Text_20_body">
      <style:text-properties officeooo:paragraph-rsid="001384dc"/>
    </style:style>
    <style:style style:name="P3" style:family="paragraph" style:parent-style-name="Text_20_body">
      <style:text-properties officeooo:rsid="0017a478" officeooo:paragraph-rsid="0020300a"/>
    </style:style>
    <style:style style:name="P4" style:family="paragraph" style:parent-style-name="Subtitle">
      <style:text-properties officeooo:rsid="0016a275" officeooo:paragraph-rsid="0016a275"/>
    </style:style>
    <style:style style:name="P5" style:family="paragraph" style:parent-style-name="Text_20_body">
      <style:text-properties officeooo:rsid="001808e1" officeooo:paragraph-rsid="0025e714"/>
    </style:style>
    <style:style style:name="P6" style:family="paragraph" style:parent-style-name="Heading_20_1">
      <style:text-properties officeooo:rsid="0017a478" officeooo:paragraph-rsid="0017a478"/>
    </style:style>
    <style:style style:name="P7" style:family="paragraph" style:parent-style-name="Heading_20_1">
      <style:text-properties officeooo:rsid="001bc228" officeooo:paragraph-rsid="001bc228"/>
    </style:style>
    <style:style style:name="P8" style:family="paragraph" style:parent-style-name="Heading_20_1">
      <style:text-properties officeooo:rsid="001384dc"/>
    </style:style>
    <style:style style:name="P9" style:family="paragraph" style:parent-style-name="Heading_20_1">
      <style:text-properties officeooo:rsid="001384dc" officeooo:paragraph-rsid="001384dc"/>
    </style:style>
    <style:style style:name="P10" style:family="paragraph" style:parent-style-name="Heading_20_2">
      <style:text-properties officeooo:rsid="0017a478" officeooo:paragraph-rsid="0017a478"/>
    </style:style>
    <style:style style:name="P11" style:family="paragraph" style:parent-style-name="Heading_20_2">
      <style:text-properties officeooo:rsid="001bc228" officeooo:paragraph-rsid="001bc228"/>
    </style:style>
    <style:style style:name="T1" style:family="text">
      <style:text-properties officeooo:rsid="001a0134"/>
    </style:style>
    <style:style style:name="T2" style:family="text">
      <style:text-properties officeooo:rsid="001a64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nventory Manager in Godot</text:p>
      <text:p text:style-name="P4">by Ktosox</text:p>
      <text:h text:style-name="P6" text:outline-level="1"/>
      <text:h text:style-name="P6" text:outline-level="1"><text:bookmark-start text:name="__RefHeading___Toc137_1335818906"/>Abstract<text:bookmark-end text:name="__RefHeading___Toc137_1335818906"/></text:h>
      <text:p text:style-name="P5"><text:span text:style-name="T2"><text:tab/>G</text:span>ames <text:span text:style-name="T1">consist of parts that create a whole, just like cars are made of parts. Re-inventing the wheel every time one wants to builds a car would be both unproductive and unreasonable. Furthermore, such re-invented wheels would often be worse than their existing counterparts, missing out on decades of development and testing in various conditions. But on the other hand, different conditions and use cases might require new and innovative solutions. </text:span></text:p>
      <text:p text:style-name="P5"><text:span text:style-name="T1"><text:tab/>And just like not every car part fits to every car, not every game part fits to every game. But it is important to note that this paper does not aim to answer the question: “Build from scratch or adapt an existing design, which is best?”, but rather “How can ”</text:span></text:p>
      <text:h text:style-name="P7" text:outline-level="1"><text:bookmark-start text:name="__RefHeading___Toc139_1335818906"/>Introduction<text:bookmark-end text:name="__RefHeading___Toc139_1335818906"/></text:h>
      <text:p text:style-name="P3"><text:tab/>The purpose of this project is to create a reusable framework <text:span text:style-name="T2">for game inventories. </text:span></text:p>
      <text:h text:style-name="P10" text:outline-level="2"><text:bookmark-start text:name="__RefHeading___Toc141_1335818906"/>Goals<text:bookmark-end text:name="__RefHeading___Toc141_1335818906"/></text:h>
      <text:h text:style-name="P11" text:outline-level="2"><text:bookmark-start text:name="__RefHeading___Toc143_1335818906"/>Structure<text:bookmark-end text:name="__RefHeading___Toc143_1335818906"/></text:h>
      <text:h text:style-name="P10" text:outline-level="2"><text:bookmark-start text:name="__RefHeading___Toc145_1335818906"/>Version plan<text:bookmark-end text:name="__RefHeading___Toc145_1335818906"/></text:h>
      <text:h text:style-name="P8" text:outline-level="1"><text:bookmark-start text:name="__RefHeading___Toc147_1335818906"/>ItemManager<text:bookmark-end text:name="__RefHeading___Toc147_1335818906"/></text:h>
      <text:p text:style-name="Text_20_body"/>
      <text:h text:style-name="P9" text:outline-level="1"><text:bookmark-start text:name="__RefHeading___Toc263_1335818906"/>Inventory<text:bookmark-end text:name="__RefHeading___Toc263_1335818906"/></text:h>
      <text:h text:style-name="P9" text:outline-level="1"><text:bookmark-start text:name="__RefHeading___Toc151_1335818906"/>ItemSlot<text:bookmark-end text:name="__RefHeading___Toc151_1335818906"/></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1:21:27.294919506</meta:creation-date>
    <dc:date>2019-02-02T20:40:52.876467369</dc:date>
    <meta:editing-duration>PT3H16M17S</meta:editing-duration>
    <meta:editing-cycles>5</meta:editing-cycles>
    <meta:generator>LibreOffice/6.0.7.3$Linux_X86_64 LibreOffice_project/00m0$Build-3</meta:generator>
    <meta:document-statistic meta:table-count="0" meta:image-count="0" meta:object-count="0" meta:page-count="1" meta:paragraph-count="13" meta:word-count="152" meta:character-count="911" meta:non-whitespace-character-count="767"/>
  </office:meta>
</office:document-meta>
</file>